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headline1">
      <loext:graphic-properties draw:fill="none"/>
      <style:paragraph-properties fo:margin-left="0cm" fo:margin-right="0cm" fo:text-align="start" style:justify-single-word="false" fo:text-indent="0cm" style:auto-text-indent="false" fo:background-color="transparent"/>
      <style:text-properties style:font-name="DejaVu Sans" fo:font-size="26pt" officeooo:paragraph-rsid="039b8e73" style:font-size-asian="26pt" style:font-size-complex="26pt"/>
    </style:style>
    <style:style style:name="P4" style:family="paragraph" style:parent-style-name="Text_20_body">
      <loext:graphic-properties draw:fill="none"/>
      <style:paragraph-properties fo:margin-left="0cm" fo:margin-right="0cm" fo:text-indent="0cm" style:auto-text-indent="false" fo:background-color="transparent"/>
    </style:style>
    <style:style style:name="P5" style:family="paragraph" style:parent-style-name="Text_20_body">
      <loext:graphic-properties draw:fill="none"/>
      <style:paragraph-properties fo:margin-left="0cm" fo:margin-right="0cm" fo:text-indent="0cm" style:auto-text-indent="false" fo:background-color="transparent"/>
      <style:text-properties style:font-name="DejaVu Sans" fo:font-size="12pt" style:font-size-asian="12pt" style:font-size-complex="12pt"/>
    </style:style>
    <style:style style:name="P6"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809fd1"/>
    </style:style>
    <style:style style:name="P7"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87cd0e"/>
    </style:style>
    <style:style style:name="P8" style:family="paragraph" style:parent-style-name="Heading_20_1">
      <loext:graphic-properties draw:fill="none"/>
      <style:paragraph-properties fo:margin-left="0cm" fo:margin-right="0cm" fo:text-align="start" style:justify-single-word="false" fo:text-indent="0cm" style:auto-text-indent="false" fo:background-color="transparent"/>
      <style:text-properties officeooo:paragraph-rsid="039b8e73"/>
    </style:style>
    <style:style style:name="P9"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10"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11"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12"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T1" style:family="text">
      <style:text-properties fo:color="#000000" style:text-position="12% 100%" fo:font-style="normal" officeooo:rsid="027d8f48" style:font-style-asian="normal" style:font-style-complex="normal"/>
    </style:style>
    <style:style style:name="T2" style:family="text">
      <style:text-properties fo:color="#000000" style:text-position="12% 100%" style:font-name="Aharoni CLM" fo:font-size="22pt" style:font-size-asian="22pt" style:font-size-complex="22pt"/>
    </style:style>
    <style:style style:name="T3" style:family="text">
      <style:text-properties fo:color="#000000" style:text-position="12% 100%" style:font-name="Aharoni CLM" fo:font-size="22pt" officeooo:rsid="039b8e73" style:font-size-asian="22pt" style:font-size-complex="22pt"/>
    </style:style>
    <style:style style:name="T4" style:family="text">
      <style:text-properties fo:color="#000000" style:font-name="DejaVu Sans" fo:font-size="12pt" style:font-size-asian="12pt" style:font-size-complex="12pt"/>
    </style:style>
    <style:style style:name="T5" style:family="text">
      <style:text-properties fo:color="#000000" style:font-name="DejaVu Sans" fo:font-size="12pt" officeooo:rsid="02d1e348" style:font-size-asian="12pt" style:font-size-complex="12pt"/>
    </style:style>
    <style:style style:name="T6" style:family="text">
      <style:text-properties fo:color="#000000" style:font-name="DejaVu Sans" fo:font-size="12pt" officeooo:rsid="02ffbc80" style:font-size-asian="12pt" style:font-size-complex="12pt"/>
    </style:style>
    <style:style style:name="T7" style:family="text">
      <style:text-properties fo:color="#000000" style:font-name="DejaVu Sans" fo:font-size="12pt" officeooo:rsid="03179547" style:font-size-asian="12pt" style:font-size-complex="12pt"/>
    </style:style>
    <style:style style:name="T8" style:family="text">
      <style:text-properties fo:color="#000000" style:font-name="DejaVu Sans" fo:font-size="12pt" officeooo:rsid="033b1af3" style:font-size-asian="12pt" style:font-size-complex="12pt"/>
    </style:style>
    <style:style style:name="T9" style:family="text">
      <style:text-properties fo:color="#000000" style:font-name="DejaVu Sans" fo:font-size="12pt" officeooo:rsid="033bba49" style:font-size-asian="12pt" style:font-size-complex="12pt"/>
    </style:style>
    <style:style style:name="T10" style:family="text">
      <style:text-properties fo:color="#000000" style:font-name="DejaVu Sans" fo:font-size="12pt" officeooo:rsid="02dab7e7" style:font-size-asian="12pt" style:font-size-complex="12pt"/>
    </style:style>
    <style:style style:name="T11" style:family="text">
      <style:text-properties fo:color="#000000" style:font-name="DejaVu Sans" fo:font-size="12pt" officeooo:rsid="0329002d" style:font-size-asian="12pt" style:font-size-complex="12pt"/>
    </style:style>
    <style:style style:name="T12" style:family="text">
      <style:text-properties fo:color="#000000" style:font-name="DejaVu Sans" fo:font-size="12pt" officeooo:rsid="031ebc8e" style:font-size-asian="12pt" style:font-size-complex="12pt"/>
    </style:style>
    <style:style style:name="T13" style:family="text">
      <style:text-properties fo:color="#000000" style:font-name="DejaVu Sans" fo:font-size="12pt" officeooo:rsid="031beaab" style:font-size-asian="12pt" style:font-size-complex="12pt"/>
    </style:style>
    <style:style style:name="T14" style:family="text">
      <style:text-properties fo:color="#000000" style:font-name="DejaVu Sans" fo:font-size="12pt" officeooo:rsid="033ed18c" style:font-size-asian="12pt" style:font-size-complex="12pt"/>
    </style:style>
    <style:style style:name="T15" style:family="text">
      <style:text-properties fo:color="#000000" style:font-name="DejaVu Sans" fo:font-size="12pt" officeooo:rsid="0306e546" style:font-size-asian="12pt" style:font-size-complex="12pt"/>
    </style:style>
    <style:style style:name="T16" style:family="text">
      <style:text-properties fo:color="#000000" style:font-name="DejaVu Sans" fo:font-size="12pt" officeooo:rsid="03329e4b" style:font-size-asian="12pt" style:font-size-complex="12pt"/>
    </style:style>
    <style:style style:name="T17" style:family="text">
      <style:text-properties fo:color="#000000" style:font-name="DejaVu Sans" fo:font-size="12pt" officeooo:rsid="033d14e7" style:font-size-asian="12pt" style:font-size-complex="12pt"/>
    </style:style>
    <style:style style:name="T18" style:family="text">
      <style:text-properties fo:color="#000000" style:font-name="DejaVu Sans" fo:font-size="12pt" officeooo:rsid="033f0ac5" style:font-size-asian="12pt" style:font-size-complex="12pt"/>
    </style:style>
    <style:style style:name="T19" style:family="text">
      <style:text-properties fo:color="#000000" style:font-name="DejaVu Sans" fo:font-size="12pt" officeooo:rsid="032099ea" style:font-size-asian="12pt" style:font-size-complex="12pt"/>
    </style:style>
    <style:style style:name="T20" style:family="text">
      <style:text-properties fo:color="#000000" style:font-name="DejaVu Sans" fo:font-size="12pt" officeooo:rsid="030a189e" style:font-size-asian="12pt" style:font-size-complex="12pt"/>
    </style:style>
    <style:style style:name="T21" style:family="text">
      <style:text-properties fo:color="#000000" style:font-name="DejaVu Sans" fo:font-size="12pt" officeooo:rsid="0318c104" style:font-size-asian="12pt" style:font-size-complex="12pt"/>
    </style:style>
    <style:style style:name="T22" style:family="text">
      <style:text-properties fo:color="#000000" style:font-name="DejaVu Sans" fo:font-size="12pt" officeooo:rsid="0340b0f8" style:font-size-asian="12pt" style:font-size-complex="12pt"/>
    </style:style>
    <style:style style:name="T23" style:family="text">
      <style:text-properties fo:color="#000000" style:font-name="DejaVu Sans" fo:font-size="12pt" officeooo:rsid="03439626" style:font-size-asian="12pt" style:font-size-complex="12pt"/>
    </style:style>
    <style:style style:name="T24" style:family="text">
      <style:text-properties fo:color="#000000" style:font-name="DejaVu Sans" fo:font-size="12pt" officeooo:rsid="03214911" style:font-size-asian="12pt" style:font-size-complex="12pt"/>
    </style:style>
    <style:style style:name="T25" style:family="text">
      <style:text-properties fo:color="#000000" style:font-name="DejaVu Sans" fo:font-size="12pt" officeooo:rsid="0334c639" style:font-size-asian="12pt" style:font-size-complex="12pt"/>
    </style:style>
    <style:style style:name="T26" style:family="text">
      <style:text-properties fo:color="#000000" style:font-name="DejaVu Sans" fo:font-size="12pt" officeooo:rsid="032536ca" style:font-size-asian="12pt" style:font-size-complex="12pt"/>
    </style:style>
    <style:style style:name="T27" style:family="text">
      <style:text-properties fo:color="#000000" style:font-name="DejaVu Sans" fo:font-size="12pt" officeooo:rsid="034f018e" style:font-size-asian="12pt" style:font-size-complex="12pt"/>
    </style:style>
    <style:style style:name="T28" style:family="text">
      <style:text-properties fo:color="#000000" style:font-name="DejaVu Sans" fo:font-size="12pt" officeooo:rsid="032a0c20" style:font-size-asian="12pt" style:font-size-complex="12pt"/>
    </style:style>
    <style:style style:name="T29" style:family="text">
      <style:text-properties fo:color="#000000" style:font-name="DejaVu Sans" fo:font-size="12pt" officeooo:rsid="0342ffc5" style:font-size-asian="12pt" style:font-size-complex="12pt"/>
    </style:style>
    <style:style style:name="T30" style:family="text">
      <style:text-properties fo:color="#000000" style:font-name="DejaVu Sans" fo:font-size="12pt" officeooo:rsid="034144bc" style:font-size-asian="12pt" style:font-size-complex="12pt"/>
    </style:style>
    <style:style style:name="T31" style:family="text">
      <style:text-properties fo:color="#000000" style:font-name="DejaVu Sans" fo:font-size="12pt" officeooo:rsid="0354cf57" style:font-size-asian="12pt" style:font-size-complex="12pt"/>
    </style:style>
    <style:style style:name="T32" style:family="text">
      <style:text-properties fo:color="#000000" style:font-name="DejaVu Sans" fo:font-size="12pt" officeooo:rsid="0356c25b" style:font-size-asian="12pt" style:font-size-complex="12pt"/>
    </style:style>
    <style:style style:name="T33" style:family="text">
      <style:text-properties fo:color="#000000" style:font-name="DejaVu Sans" fo:font-size="12pt" officeooo:rsid="0357169d" style:font-size-asian="12pt" style:font-size-complex="12pt"/>
    </style:style>
    <style:style style:name="T34" style:family="text">
      <style:text-properties fo:color="#000000" style:font-name="DejaVu Sans" fo:font-size="12pt" officeooo:rsid="03579734" style:font-size-asian="12pt" style:font-size-complex="12pt"/>
    </style:style>
    <style:style style:name="T35" style:family="text">
      <style:text-properties fo:color="#000000" style:font-name="DejaVu Sans" fo:font-size="12pt" officeooo:rsid="0357e256" style:font-size-asian="12pt" style:font-size-complex="12pt"/>
    </style:style>
    <style:style style:name="T36" style:family="text">
      <style:text-properties fo:color="#000000" style:font-name="DejaVu Sans" fo:font-size="12pt" officeooo:rsid="0357ef0d" style:font-size-asian="12pt" style:font-size-complex="12pt"/>
    </style:style>
    <style:style style:name="T37" style:family="text">
      <style:text-properties fo:color="#000000" style:font-name="DejaVu Sans" fo:font-size="12pt" officeooo:rsid="035eb01c" style:font-size-asian="12pt" style:font-size-complex="12pt"/>
    </style:style>
    <style:style style:name="T38" style:family="text">
      <style:text-properties fo:color="#000000" style:font-name="DejaVu Sans" fo:font-size="12pt" officeooo:rsid="0368ccb4" style:font-size-asian="12pt" style:font-size-complex="12pt"/>
    </style:style>
    <style:style style:name="T39" style:family="text">
      <style:text-properties fo:color="#000000" style:font-name="DejaVu Sans" fo:font-size="12pt" officeooo:rsid="036ac626" style:font-size-asian="12pt" style:font-size-complex="12pt"/>
    </style:style>
    <style:style style:name="T40" style:family="text">
      <style:text-properties fo:color="#000000" style:font-name="DejaVu Sans" fo:font-size="12pt" officeooo:rsid="036bd0ae" style:font-size-asian="12pt" style:font-size-complex="12pt"/>
    </style:style>
    <style:style style:name="T41" style:family="text">
      <style:text-properties fo:color="#000000" style:font-name="DejaVu Sans" fo:font-size="12pt" officeooo:rsid="036dc630" style:font-size-asian="12pt" style:font-size-complex="12pt"/>
    </style:style>
    <style:style style:name="T42" style:family="text">
      <style:text-properties fo:color="#000000" style:font-name="DejaVu Sans" fo:font-size="12pt" officeooo:rsid="036f11f1" style:font-size-asian="12pt" style:font-size-complex="12pt"/>
    </style:style>
    <style:style style:name="T43" style:family="text">
      <style:text-properties fo:color="#000000" style:font-name="DejaVu Sans" fo:font-size="12pt" officeooo:rsid="03710963" style:font-size-asian="12pt" style:font-size-complex="12pt"/>
    </style:style>
    <style:style style:name="T44" style:family="text">
      <style:text-properties fo:color="#000000" style:font-name="DejaVu Sans" fo:font-size="12pt" officeooo:rsid="0371eccb" style:font-size-asian="12pt" style:font-size-complex="12pt"/>
    </style:style>
    <style:style style:name="T45" style:family="text">
      <style:text-properties fo:color="#000000" style:font-name="DejaVu Sans" fo:font-size="12pt" officeooo:rsid="0377b936" style:font-size-asian="12pt" style:font-size-complex="12pt"/>
    </style:style>
    <style:style style:name="T46" style:family="text">
      <style:text-properties fo:color="#000000" style:font-name="DejaVu Sans" fo:font-size="12pt" officeooo:rsid="03809fd1" style:font-size-asian="12pt" style:font-size-complex="12pt"/>
    </style:style>
    <style:style style:name="T47" style:family="text">
      <style:text-properties fo:color="#000000" style:font-name="DejaVu Sans" fo:font-size="12pt" officeooo:rsid="038572e6" style:font-size-asian="12pt" style:font-size-complex="12pt"/>
    </style:style>
    <style:style style:name="T48" style:family="text">
      <style:text-properties fo:color="#000000" style:font-name="DejaVu Sans" fo:font-size="12pt" officeooo:rsid="0387c8c8" style:font-size-asian="12pt" style:font-size-complex="12pt"/>
    </style:style>
    <style:style style:name="T49" style:family="text">
      <style:text-properties fo:color="#000000" style:font-name="DejaVu Sans" fo:font-size="12pt" officeooo:rsid="0387cd0e" style:font-size-asian="12pt" style:font-size-complex="12pt"/>
    </style:style>
    <style:style style:name="T50" style:family="text">
      <style:text-properties fo:color="#000000" style:font-name="DejaVu Sans" fo:font-size="12pt" officeooo:rsid="038d45ac" style:font-size-asian="12pt" style:font-size-complex="12pt"/>
    </style:style>
    <style:style style:name="T51" style:family="text">
      <style:text-properties fo:color="#000000" style:font-name="DejaVu Sans" fo:font-size="12pt" officeooo:rsid="03940262" style:font-size-asian="12pt" style:font-size-complex="12pt"/>
    </style:style>
    <style:style style:name="T52" style:family="text">
      <style:text-properties fo:color="#000000" style:font-name="DejaVu Sans" fo:font-size="12pt" officeooo:rsid="0395904f" style:font-size-asian="12pt" style:font-size-complex="12pt"/>
    </style:style>
    <style:style style:name="T53" style:family="text">
      <style:text-properties fo:color="#000000" style:font-name="DejaVu Sans" fo:font-size="12pt" officeooo:rsid="02d1e348" fo:background-color="transparent" loext:char-shading-value="0" style:font-size-asian="12pt" style:font-size-complex="12pt"/>
    </style:style>
    <style:style style:name="T54" style:family="text">
      <style:text-properties fo:color="#000000" style:font-name="DejaVu Sans" fo:font-size="12pt" officeooo:rsid="030e382e" fo:background-color="transparent" loext:char-shading-value="0" style:font-size-asian="12pt" style:font-size-complex="12pt"/>
    </style:style>
    <style:style style:name="T55" style:family="text">
      <style:text-properties fo:color="#000000" style:font-name="DejaVu Sans" fo:font-size="12pt" officeooo:rsid="02f79874" fo:background-color="transparent" loext:char-shading-value="0" style:font-size-asian="12pt" style:font-size-complex="12pt"/>
    </style:style>
    <style:style style:name="T56" style:family="text">
      <style:text-properties fo:color="#000000" style:font-name="DejaVu Sans" fo:font-size="12pt" officeooo:rsid="02e18bd7" fo:background-color="transparent" loext:char-shading-value="0" style:font-size-asian="12pt" style:font-size-complex="12pt"/>
    </style:style>
    <style:style style:name="T57" style:family="text">
      <style:text-properties fo:color="#000000" style:font-name="DejaVu Sans" fo:font-size="12pt" officeooo:rsid="0317623a" fo:background-color="transparent" loext:char-shading-value="0" style:font-size-asian="12pt" style:font-size-complex="12pt"/>
    </style:style>
    <style:style style:name="T58" style:family="text">
      <style:text-properties fo:color="#000000" style:font-name="DejaVu Sans" fo:font-size="12pt" officeooo:rsid="0314224e" fo:background-color="transparent" loext:char-shading-value="0" style:font-size-asian="12pt" style:font-size-complex="12pt"/>
    </style:style>
    <style:style style:name="T59" style:family="text">
      <style:text-properties fo:color="#000000" style:font-name="DejaVu Sans" fo:font-size="12pt" officeooo:rsid="0348a3f5" fo:background-color="transparent" loext:char-shading-value="0" style:font-size-asian="12pt" style:font-size-complex="12pt"/>
    </style:style>
    <style:style style:name="T60" style:family="text">
      <style:text-properties fo:color="#000000" style:font-name="DejaVu Sans" fo:font-size="12pt" officeooo:rsid="03110e49" fo:background-color="transparent" loext:char-shading-value="0" style:font-size-asian="12pt" style:font-size-complex="12pt"/>
    </style:style>
    <style:style style:name="T61" style:family="text">
      <style:text-properties fo:color="#000000" style:font-name="DejaVu Sans" fo:font-size="12pt" officeooo:rsid="0311e5b5" fo:background-color="transparent" loext:char-shading-value="0" style:font-size-asian="12pt" style:font-size-complex="12pt"/>
    </style:style>
    <style:style style:name="T62" style:family="text">
      <style:text-properties fo:color="#000000" style:font-name="DejaVu Sans" fo:font-size="12pt" officeooo:rsid="0303475b" fo:background-color="transparent" loext:char-shading-value="0" style:font-size-asian="12pt" style:font-size-complex="12pt"/>
    </style:style>
    <style:style style:name="T63" style:family="text">
      <style:text-properties fo:color="#000000" style:font-name="DejaVu Sans" fo:font-size="12pt" officeooo:rsid="03179547" fo:background-color="transparent" loext:char-shading-value="0" style:font-size-asian="12pt" style:font-size-complex="12pt"/>
    </style:style>
    <style:style style:name="T64" style:family="text">
      <style:text-properties fo:color="#000000" style:font-name="DejaVu Sans" fo:font-size="12pt" officeooo:rsid="031365a4" fo:background-color="transparent" loext:char-shading-value="0" style:font-size-asian="12pt" style:font-size-complex="12pt"/>
    </style:style>
    <style:style style:name="T65" style:family="text">
      <style:text-properties fo:color="#000000" style:font-name="DejaVu Sans" fo:font-size="12pt" officeooo:rsid="032dffee" fo:background-color="transparent" loext:char-shading-value="0" style:font-size-asian="12pt" style:font-size-complex="12pt"/>
    </style:style>
    <style:style style:name="T66" style:family="text">
      <style:text-properties fo:color="#000000" style:font-name="DejaVu Sans" fo:font-size="12pt" officeooo:rsid="034c90d0" fo:background-color="transparent" loext:char-shading-value="0" style:font-size-asian="12pt" style:font-size-complex="12pt"/>
    </style:style>
    <style:style style:name="T67" style:family="text">
      <style:text-properties fo:color="#000000" style:font-name="DejaVu Sans" fo:font-size="12pt" officeooo:rsid="02fce1d8" fo:background-color="transparent" loext:char-shading-value="0" style:font-size-asian="12pt" style:font-size-complex="12pt"/>
    </style:style>
    <style:style style:name="T68" style:family="text">
      <style:text-properties fo:color="#000000" style:font-name="DejaVu Sans" fo:font-size="12pt" officeooo:rsid="02fe003f" fo:background-color="transparent" loext:char-shading-value="0" style:font-size-asian="12pt" style:font-size-complex="12pt"/>
    </style:style>
    <style:style style:name="T69" style:family="text">
      <style:text-properties fo:color="#000000" style:font-name="DejaVu Sans" fo:font-size="12pt" officeooo:rsid="02fb05c5" fo:background-color="transparent" loext:char-shading-value="0" style:font-size-asian="12pt" style:font-size-complex="12pt"/>
    </style:style>
    <style:style style:name="T70" style:family="text">
      <style:text-properties fo:color="#000000" style:font-name="DejaVu Sans" fo:font-size="12pt" officeooo:rsid="03271e37" fo:background-color="transparent" loext:char-shading-value="0" style:font-size-asian="12pt" style:font-size-complex="12pt"/>
    </style:style>
    <style:style style:name="T71" style:family="text">
      <style:text-properties fo:color="#000000" style:font-name="DejaVu Sans" fo:font-size="12pt" officeooo:rsid="02f90681" fo:background-color="transparent" loext:char-shading-value="0" style:font-size-asian="12pt" style:font-size-complex="12pt"/>
    </style:style>
    <style:style style:name="T72" style:family="text">
      <style:text-properties fo:color="#000000" style:font-name="DejaVu Sans" fo:font-size="12pt" officeooo:rsid="02ffbc80" fo:background-color="transparent" loext:char-shading-value="0" style:font-size-asian="12pt" style:font-size-complex="12pt"/>
    </style:style>
    <style:style style:name="T73" style:family="text">
      <style:text-properties fo:color="#000000" style:font-name="DejaVu Sans" fo:font-size="12pt" officeooo:rsid="03363502" fo:background-color="transparent" loext:char-shading-value="0" style:font-size-asian="12pt" style:font-size-complex="12pt"/>
    </style:style>
    <style:style style:name="T74" style:family="text">
      <style:text-properties fo:color="#000000" style:font-name="DejaVu Sans" fo:font-size="12pt" officeooo:rsid="03214911" fo:background-color="transparent" loext:char-shading-value="0" style:font-size-asian="12pt" style:font-size-complex="12pt"/>
    </style:style>
    <style:style style:name="T75" style:family="text">
      <style:text-properties fo:color="#000000" style:font-name="DejaVu Sans" fo:font-size="12pt" officeooo:rsid="035bf182" fo:background-color="transparent" loext:char-shading-value="0" style:font-size-asian="12pt" style:font-size-complex="12pt"/>
    </style:style>
    <style:style style:name="T76" style:family="text">
      <style:text-properties fo:color="#000000" style:font-name="DejaVu Sans" fo:font-size="12pt" officeooo:rsid="035c3d67" fo:background-color="transparent" loext:char-shading-value="0" style:font-size-asian="12pt" style:font-size-complex="12pt"/>
    </style:style>
    <style:style style:name="T77" style:family="text">
      <style:text-properties fo:color="#000000" style:font-name="DejaVu Sans" fo:font-size="12pt" officeooo:rsid="035ed7ff" fo:background-color="transparent" loext:char-shading-value="0" style:font-size-asian="12pt" style:font-size-complex="12pt"/>
    </style:style>
    <style:style style:name="T78" style:family="text">
      <style:text-properties fo:color="#000000" style:font-name="DejaVu Sans" fo:font-size="12pt" officeooo:rsid="0360b74e" fo:background-color="transparent" loext:char-shading-value="0" style:font-size-asian="12pt" style:font-size-complex="12pt"/>
    </style:style>
    <style:style style:name="T79" style:family="text">
      <style:text-properties fo:color="#000000" style:font-name="DejaVu Sans" fo:font-size="12pt" officeooo:rsid="0363c867" fo:background-color="transparent" loext:char-shading-value="0" style:font-size-asian="12pt" style:font-size-complex="12pt"/>
    </style:style>
    <style:style style:name="T80" style:family="text">
      <style:text-properties fo:color="#000000" style:font-name="DejaVu Sans" fo:font-size="12pt" officeooo:rsid="03653f92" fo:background-color="transparent" loext:char-shading-value="0" style:font-size-asian="12pt" style:font-size-complex="12pt"/>
    </style:style>
    <style:style style:name="T81" style:family="text">
      <style:text-properties fo:color="#000000" style:font-name="DejaVu Sans" fo:font-size="12pt" officeooo:rsid="036521dc" fo:background-color="transparent" loext:char-shading-value="0" style:font-size-asian="12pt" style:font-size-complex="12pt"/>
    </style:style>
    <style:style style:name="T82" style:family="text">
      <style:text-properties fo:color="#000000" style:font-name="DejaVu Sans" fo:font-size="12pt" officeooo:rsid="03672432" fo:background-color="transparent" loext:char-shading-value="0" style:font-size-asian="12pt" style:font-size-complex="12pt"/>
    </style:style>
    <style:style style:name="T83" style:family="text">
      <style:text-properties fo:color="#000000" style:font-name="DejaVu Sans" fo:font-size="12pt" officeooo:rsid="0368ccb4" fo:background-color="transparent" loext:char-shading-value="0" style:font-size-asian="12pt" style:font-size-complex="12pt"/>
    </style:style>
    <style:style style:name="T84" style:family="text">
      <style:text-properties fo:color="#000000" style:font-name="DejaVu Sans" fo:font-size="12pt" officeooo:rsid="032df7a0" fo:background-color="transparent" loext:char-shading-value="0" style:font-size-asian="12pt" style:font-size-complex="12pt"/>
    </style:style>
    <style:style style:name="T85" style:family="text">
      <style:text-properties fo:color="#000000" style:font-name="DejaVu Sans" fo:font-size="12pt" officeooo:rsid="03762105" fo:background-color="transparent" loext:char-shading-value="0" style:font-size-asian="12pt" style:font-size-complex="12pt"/>
    </style:style>
    <style:style style:name="T86" style:family="text">
      <style:text-properties fo:color="#000000" style:font-name="DejaVu Sans" fo:font-size="12pt" officeooo:rsid="03763b00" fo:background-color="transparent" loext:char-shading-value="0" style:font-size-asian="12pt" style:font-size-complex="12pt"/>
    </style:style>
    <style:style style:name="T87" style:family="text">
      <style:text-properties fo:color="#000000" style:font-name="DejaVu Sans" fo:font-size="12pt" officeooo:rsid="0379a6be" fo:background-color="transparent" loext:char-shading-value="0" style:font-size-asian="12pt" style:font-size-complex="12pt"/>
    </style:style>
    <style:style style:name="T88" style:family="text">
      <style:text-properties fo:color="#000000" style:font-name="DejaVu Sans" fo:font-size="12pt" officeooo:rsid="037c44b0" fo:background-color="transparent" loext:char-shading-value="0" style:font-size-asian="12pt" style:font-size-complex="12pt"/>
    </style:style>
    <style:style style:name="T89" style:family="text">
      <style:text-properties fo:color="#000000" style:font-name="DejaVu Sans" fo:font-size="12pt" officeooo:rsid="037d548a" fo:background-color="transparent" loext:char-shading-value="0" style:font-size-asian="12pt" style:font-size-complex="12pt"/>
    </style:style>
    <style:style style:name="T90" style:family="text">
      <style:text-properties fo:color="#000000" style:font-name="DejaVu Sans" fo:font-size="12pt" officeooo:rsid="037e8d8f" fo:background-color="transparent" loext:char-shading-value="0" style:font-size-asian="12pt" style:font-size-complex="12pt"/>
    </style:style>
    <style:style style:name="T91" style:family="text">
      <style:text-properties fo:color="#000000" style:font-name="DejaVu Sans" fo:font-size="12pt" officeooo:rsid="038398c2" fo:background-color="transparent" loext:char-shading-value="0" style:font-size-asian="12pt" style:font-size-complex="12pt"/>
    </style:style>
    <style:style style:name="T92" style:family="text">
      <style:text-properties fo:color="#000000" style:font-name="DejaVu Sans" fo:font-size="12pt" officeooo:rsid="039aac2c" fo:background-color="transparent" loext:char-shading-value="0" style:font-size-asian="12pt" style:font-size-complex="12pt"/>
    </style:style>
    <style:style style:name="T93" style:family="text">
      <style:text-properties fo:color="#000000" style:font-name="DejaVu Sans" fo:font-size="12pt" fo:font-weight="normal" style:font-size-asian="12pt" style:font-weight-asian="normal" style:font-size-complex="12pt" style:font-weight-complex="normal"/>
    </style:style>
    <style:style style:name="T94" style:family="text">
      <style:text-properties fo:color="#000000" style:font-name="DejaVu Sans" fo:font-size="12pt" fo:font-weight="normal" officeooo:rsid="031beaab" style:font-size-asian="12pt" style:font-weight-asian="normal" style:font-size-complex="12pt" style:font-weight-complex="normal"/>
    </style:style>
    <style:style style:name="T95" style:family="text">
      <style:text-properties fo:color="#000000" style:font-name="DejaVu Sans" fo:font-size="12pt" fo:font-weight="normal" officeooo:rsid="0329002d" style:font-size-asian="12pt" style:font-weight-asian="normal" style:font-size-complex="12pt" style:font-weight-complex="normal"/>
    </style:style>
    <style:style style:name="T96" style:family="text">
      <style:text-properties fo:color="#000000" style:font-name="DejaVu Sans" fo:font-size="12pt" fo:font-weight="normal" officeooo:rsid="02e10aa9" style:font-size-asian="12pt" style:font-weight-asian="normal" style:font-size-complex="12pt" style:font-weight-complex="normal"/>
    </style:style>
    <style:style style:name="T97" style:family="text">
      <style:text-properties fo:color="#000000" style:font-name="DejaVu Sans" fo:font-size="12pt" fo:font-weight="normal" officeooo:rsid="031b53ea" style:font-size-asian="12pt" style:font-weight-asian="normal" style:font-size-complex="12pt" style:font-weight-complex="normal"/>
    </style:style>
    <style:style style:name="T98" style:family="text">
      <style:text-properties fo:color="#000000" style:font-name="DejaVu Sans" fo:font-size="12pt" fo:font-weight="normal" officeooo:rsid="032fb979" style:font-size-asian="12pt" style:font-weight-asian="normal" style:font-size-complex="12pt" style:font-weight-complex="normal"/>
    </style:style>
    <style:style style:name="T99"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0" style:family="text">
      <style:text-properties fo:color="#000000" style:font-name="Aharoni CLM" fo:font-size="16pt" style:font-size-asian="16pt"/>
    </style:style>
    <style:style style:name="T101" style:family="text">
      <style:text-properties fo:font-style="normal" officeooo:rsid="00cdfafe" style:font-style-asian="normal" style:font-style-complex="normal"/>
    </style:style>
    <style:style style:name="T102" style:family="text">
      <style:text-properties fo:font-style="normal" officeooo:rsid="01935357" style:font-style-asian="normal" style:font-style-complex="normal"/>
    </style:style>
    <style:style style:name="T103" style:family="text">
      <style:text-properties fo:font-style="normal" fo:font-weight="normal" officeooo:rsid="01e9ea50" style:font-style-asian="normal" style:font-weight-asian="normal" style:font-style-complex="normal" style:font-weight-complex="normal"/>
    </style:style>
    <style:style style:name="T104" style:family="text">
      <style:text-properties fo:font-style="normal" fo:font-weight="normal" officeooo:rsid="01935357" style:font-style-asian="normal" style:font-weight-asian="normal" style:font-style-complex="normal" style:font-weight-complex="normal"/>
    </style:style>
    <style:style style:name="T105" style:family="text">
      <style:text-properties fo:font-style="normal" fo:font-weight="normal" officeooo:rsid="01e93e50" style:font-style-asian="normal" style:font-weight-asian="normal" style:font-style-complex="normal" style:font-weight-complex="normal"/>
    </style:style>
    <style:style style:name="T106" style:family="text">
      <style:text-properties fo:font-style="normal" fo:font-weight="normal" officeooo:rsid="02304bc7" style:font-style-asian="normal" style:font-weight-asian="normal" style:font-style-complex="normal" style:font-weight-complex="normal"/>
    </style:style>
    <style:style style:name="T107" style:family="text">
      <style:text-properties fo:font-style="normal" fo:font-weight="normal" officeooo:rsid="00af3a2e" style:font-style-asian="normal" style:font-weight-asian="normal" style:font-style-complex="normal" style:font-weight-complex="normal"/>
    </style:style>
    <style:style style:name="T108" style:family="text">
      <style:text-properties style:font-name="DejaVu Sans" fo:font-size="12pt" style:font-size-asian="12pt" style:font-size-complex="12pt"/>
    </style:style>
    <style:style style:name="T109" style:family="text">
      <style:text-properties style:font-name="DejaVu Sans" fo:font-size="12pt" officeooo:rsid="02d1669d" style:font-size-asian="12pt" style:font-size-complex="12pt"/>
    </style:style>
    <style:style style:name="T110" style:family="text">
      <style:text-properties style:font-name="DejaVu Sans" fo:font-size="12pt" officeooo:rsid="031a8078" style:font-size-asian="12pt" style:font-size-complex="12pt"/>
    </style:style>
    <style:style style:name="T111" style:family="text">
      <style:text-properties style:font-name="DejaVu Sans" fo:font-size="12pt" officeooo:rsid="02d42776" style:font-size-asian="12pt" style:font-size-complex="12pt"/>
    </style:style>
    <style:style style:name="T112" style:family="text">
      <style:text-properties style:font-name="DejaVu Sans" fo:font-size="12pt" officeooo:rsid="032a0c20" style:font-size-asian="12pt" style:font-size-complex="12pt"/>
    </style:style>
    <style:style style:name="T113" style:family="text">
      <style:text-properties style:font-name="DejaVu Sans" fo:font-size="12pt" fo:font-weight="bold" style:font-size-asian="12pt" style:font-weight-asian="bold" style:font-size-complex="12pt" style:font-weight-complex="bold"/>
    </style:style>
    <style:style style:name="T114" style:family="text">
      <style:text-properties style:font-name="DejaVu San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
      <text:p text:style-name="P10"/>
      <text:p text:style-name="P4"><text:span text:style-name="T108">Maurin Donneaud<text:line-break/>Designer industriel &amp; Creative technologist<text:line-break/></text:span><text:span text:style-name="T109">35 rue des meuniers</text:span><text:span text:style-name="T108"> 7501</text:span><text:span text:style-name="T109">2</text:span><text:span text:style-name="T108"> Paris<text:line-break/></text:span><text:a xlink:type="simple" xlink:href="http://www.etextile.org/" text:style-name="Internet_20_link" text:visited-style-name="Visited_20_Internet_20_Link"><text:span text:style-name="T108">www.etextile.org</text:span></text:a></text:p>
      <text:h text:style-name="P12" text:outline-level="1"/>
      <text:h text:style-name="P12" text:outline-level="1"/>
      <text:h text:style-name="P12" text:outline-level="1"/>
      <text:p text:style-name="P3"><text:span text:style-name="T2">Partitions interactives audio-textiles </text:span><text:span text:style-name="T3">~</text:span><text:line-break/><text:span text:style-name="T100">Exploration musicale par le toucher</text:span></text:p>
      <text:h text:style-name="P8" text:outline-level="1"><text:a xlink:type="simple" xlink:href="https://www.ulysses-network.eu/competitions/artistic-research-residency-program-2020-2021/" text:style-name="Internet_20_link" text:visited-style-name="Visited_20_Internet_20_Link"><text:span text:style-name="T114">Résidence en recherche artistique - candidature 2020-2021</text:span></text:a><text:span text:style-name="T108"><text:line-break/></text:span></text:h>
      <text:p text:style-name="P6"><text:span text:style-name="T5"><text:tab/>Passionné par l’art, la science et la technologie, </text:span><text:span text:style-name="T53">j</text:span><text:span text:style-name="T54">e</text:span><text:span text:style-name="T53"> développe, fabrique </text:span><text:span text:style-name="T86">et utilise</text:span><text:span text:style-name="T53"> des </text:span><text:span text:style-name="T83">interfaces</text:span><text:span text:style-name="T53"> tactiles </text:span><text:span text:style-name="T83">en </text:span><text:span text:style-name="T53">textile </text:span><text:span text:style-name="T54">dédiés à la composition musicale</text:span><text:span text:style-name="T53">.</text:span><text:span text:style-name="T55"> </text:span><text:span text:style-name="T85">Cette recherche représente pour moi</text:span><text:span text:style-name="T72"> un moyen de façonner la technologie en lien avec </text:span><text:span text:style-name="T88">des savoir faire</text:span><text:span text:style-name="T72"> </text:span><text:span text:style-name="T88">traditionnels textiles</text:span><text:span text:style-name="T85">,</text:span><text:span text:style-name="T72"> </text:span><text:span text:style-name="T86">ainsi qu’</text:span><text:span text:style-name="T85">un moyen de </text:span><text:span text:style-name="T72">concevoir des objets numériques plus familiers, </text:span><text:span text:style-name="T70">plus facile </text:span><text:span text:style-name="T84">d’accès</text:span><text:span text:style-name="T70">, </text:span><text:span text:style-name="T72">plus conviviaux. </text:span><text:span text:style-name="T56">La spécificité textile de ces interfaces </text:span><text:span text:style-name="T57">tactiles</text:span><text:span text:style-name="T58"> </text:span><text:span text:style-name="T56">permet de créer différentes textures au toucher pour guider l’exploration tactile </text:span><text:span text:style-name="T59">de mondes</text:span><text:span text:style-name="T56"> sonore</text:span><text:span text:style-name="T59">s</text:span><text:span text:style-name="T56">. </text:span><text:span text:style-name="T88">Par monde sonore, j’entends l’idée d</text:span><text:span text:style-name="T89">e composer, </text:span><text:span text:style-name="T88">organiser </text:span><text:span text:style-name="T89">et</text:span><text:span text:style-name="T88"> cartographier des matières sonores interactives. </text:span><text:span text:style-name="T89">Ces cartographies tactiles et sonores </text:span><text:span text:style-name="T58">représente</text:span><text:span text:style-name="T87">nt</text:span><text:span text:style-name="T58"> </text:span><text:span text:style-name="T90">également </text:span><text:span text:style-name="T58">un moyen </text:span><text:span text:style-name="T57">de</text:span><text:span text:style-name="T60"> </text:span><text:span text:style-name="T56">libérer le regard de l’écran </text:span><text:span text:style-name="T57">pour</text:span><text:span text:style-name="T56"> tenter de favoriser une écoute attentive. </text:span><text:span text:style-name="T57">C</text:span><text:span text:style-name="T60">onçus à partir </text:span><text:span text:style-name="T53">de textiles fonctionnels (textiles conducteurs et résistifs), </text:span><text:span text:style-name="T57">c</text:span><text:span text:style-name="T53">es interfaces </text:span><text:span text:style-name="T61">permettent</text:span><text:span text:style-name="T53"> </text:span><text:span text:style-name="T61">d’</text:span><text:span text:style-name="T62">analyse</text:span><text:span text:style-name="T61">r</text:span><text:span text:style-name="T62"> et</text:span><text:span text:style-name="T53"> caractéris</text:span><text:span text:style-name="T63">er</text:span><text:span text:style-name="T62"> </text:span><text:span text:style-name="T53">le toucher </text:span><text:span text:style-name="T61">(</text:span><text:span text:style-name="T57">nombre de contacts, </text:span><text:span text:style-name="T64">p</text:span><text:span text:style-name="T61">osition</text:span><text:span text:style-name="T64">s</text:span><text:span text:style-name="T61">, taille</text:span><text:span text:style-name="T64">s</text:span><text:span text:style-name="T57">, </text:span><text:span text:style-name="T61">pression</text:span><text:span text:style-name="T64">s</text:span><text:span text:style-name="T61">, vitesse</text:span><text:span text:style-name="T64">s</text:span><text:span text:style-name="T61"> de déplacement</text:span><text:span text:style-name="T64">s</text:span><text:span text:style-name="T61">, etc)</text:span><text:span text:style-name="T53">.</text:span><text:span text:style-name="T59"> D</text:span><text:span text:style-name="T64">’une simple caresse à </text:span><text:span text:style-name="T65">une forte pression, </text:span><text:span text:style-name="T79">l</text:span><text:span text:style-name="T66">e</text:span><text:span text:style-name="T75">s gestes et touchers</text:span><text:span text:style-name="T56"> </text:span><text:span text:style-name="T59">propre</text:span><text:span text:style-name="T75">s</text:span><text:span text:style-name="T59"> au medium textile</text:span><text:span text:style-name="T64"> </text:span><text:span text:style-name="T75">peuvent être </text:span><text:span text:style-name="T77">ainsi </text:span><text:span text:style-name="T75">utilisés pour</text:span><text:span text:style-name="T67"> favoriser un contrôle intuitif et expressif des sons. </text:span><text:span text:style-name="T80">Nous pourrions par exemple</text:span><text:span text:style-name="T78"> </text:span><text:span text:style-name="T74">falsifier</text:span><text:span text:style-name="T81"> le son d’une caresse </text:span><text:span text:style-name="T80">en produisant une </text:span><text:span text:style-name="T76">énergie</text:span><text:span text:style-name="T73"> </text:span><text:span text:style-name="T80">sonore qui</text:span><text:span text:style-name="T82"> </text:span><text:span text:style-name="T73">correspond </text:span><text:span text:style-name="T81">au geste capté </text:span><text:span text:style-name="T80">tout en</text:span><text:span text:style-name="T81"> </text:span><text:span text:style-name="T80">restituant un</text:span><text:span text:style-name="T81"> </text:span><text:span text:style-name="T80">son</text:span><text:span text:style-name="T81"> </text:span><text:span text:style-name="T82">décalé</text:span><text:span text:style-name="T81">.</text:span><text:span text:style-name="T73"> </text:span><text:span text:style-name="T66">Pour </text:span><text:span text:style-name="T68">permet</text:span><text:span text:style-name="T64">t</text:span><text:span text:style-name="T92">r</text:span><text:span text:style-name="T64">e</text:span><text:span text:style-name="T69"> </text:span><text:span text:style-name="T75">une </text:span><text:span text:style-name="T66">implication du</text:span><text:span text:style-name="T56"> corps </text:span><text:span text:style-name="T57">dans </text:span><text:span text:style-name="T70">le</text:span><text:span text:style-name="T57"> jeu</text:span><text:span text:style-name="T68"> </text:span><text:span text:style-name="T57">musical</text:span><text:span text:style-name="T68">,</text:span><text:span text:style-name="T71"> ces</text:span><text:span text:style-name="T56"> </text:span><text:span text:style-name="T90">inter</text:span><text:span text:style-name="T91">faces</text:span><text:span text:style-name="T72"> </text:span><text:span text:style-name="T68">offre</text:span><text:span text:style-name="T64">nt</text:span><text:span text:style-name="T68"> </text:span><text:span text:style-name="T90">des</text:span><text:span text:style-name="T83"> </text:span><text:span text:style-name="T90">surfaces</text:span><text:span text:style-name="T83"> </text:span><text:span text:style-name="T91">d’interactions </text:span><text:span text:style-name="T72">généreuse</text:span><text:span text:style-name="T64">s.</text:span><text:span text:style-name="T72"> </text:span><text:span text:style-name="T7">L</text:span><text:span text:style-name="T6">’interface </text:span><text:a xlink:type="simple" xlink:href="http://xy.etextile.org/" text:style-name="Internet_20_link" text:visited-style-name="Visited_20_Internet_20_Link"><text:span text:style-name="T113">textile</text:span></text:a><text:a xlink:type="simple" xlink:href="http://xy.etextile.org/" text:style-name="Internet_20_link" text:visited-style-name="Visited_20_Internet_20_Link"><text:span text:style-name="T113">-XY</text:span></text:a><text:span text:style-name="T6"> </text:span><text:span text:style-name="T8">conçu</text:span><text:span text:style-name="T7"> e</text:span><text:span text:style-name="T6">n 2005, est un textile </text:span><text:span text:style-name="T9">tactile </text:span><text:span text:style-name="T6">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13">textile-E256</text:span></text:a><text:span text:style-name="T6">. </text:span><text:span text:style-name="T5">Pour rendre ces technologies accessibles, j</text:span><text:span text:style-name="T4">’attache une grande importance </text:span><text:span text:style-name="T10">à la documentation et </text:span><text:span text:style-name="T4">au choix des outils </text:span><text:span text:style-name="T9">et matériaux </text:span><text:span text:style-name="T4">nécessaires à </text:span><text:span text:style-name="T10">leur</text:span><text:span text:style-name="T4"> fabrication. </text:span><text:span text:style-name="T94">Cette volonté de partage m</text:span><text:span text:style-name="T95">e</text:span><text:span text:style-name="T94"> conduit notamment à contribuer à des publications scientifiques et </text:span><text:span text:style-name="T93">conférences </text:span><text:span text:style-name="T94">internationales </text:span><text:span text:style-name="T96">tel</text:span><text:span text:style-name="T94">les</text:span><text:span text:style-name="T96"> que </text:span><text:span text:style-name="T93">: </text:span><text:span text:style-name="T94">IHM-07 </text:span><text:span text:style-name="T97">(</text:span><text:span text:style-name="T98">Paris</text:span><text:span text:style-name="T97">), </text:span><text:span text:style-name="T93">NIME’17 </text:span><text:span text:style-name="T98">(</text:span><text:span text:style-name="Strong_20_Emphasis"><text:span text:style-name="T99">Copenhague</text:span></text:span><text:span text:style-name="T98">)</text:span><text:span text:style-name="T93">, MOCO 2017 </text:span><text:span text:style-name="T98">(Londres</text:span><text:span text:style-name="T93">). </text:span><text:span text:style-name="T108">Récemment accueilli en résidence à l’université d’Auckland (AUT, </text:span><text:span text:style-name="T110">Nouvelle-Zélande</text:span><text:span text:style-name="T108">) au sein du département Colab, laboratoire dédié à l’utilisation créative des technologies, j’ai </text:span><text:span text:style-name="T111">développé</text:span><text:span text:style-name="T108"> </text:span><text:span text:style-name="T112">le</text:span><text:span text:style-name="T108"> contenu musical </text:span><text:span text:style-name="T112">de</text:span><text:span text:style-name="T108"> six interfaces textile</text:span><text:span text:style-name="T110">s</text:span><text:span text:style-name="T108">. Ce travail a notamment donné lieu à un concert public programmé dans l’association Audio Foundation</text:span><text:bookmark text:name="editShowcaseTitle"/><text:span text:style-name="T108"> </text:span><text:span text:style-name="T110">(NZ)</text:span><text:span text:style-name="T108">. </text:span><text:span text:style-name="T4">Au delà du domaine musical, qui représente </text:span><text:span text:style-name="T11">pour moi </text:span><text:span text:style-name="T12">un</text:span><text:span text:style-name="T13"> </text:span><text:span text:style-name="T7">axe de recherche </text:span><text:span text:style-name="T13">pri</text:span><text:span text:style-name="T11">vilégi</text:span><text:span text:style-name="T14">é</text:span><text:span text:style-name="T4">, </text:span><text:span text:style-name="T15">il m’arrive d’</text:span><text:span text:style-name="T7">explorer</text:span><text:span text:style-name="T15"> </text:span><text:span text:style-name="T7">d’autres </text:span><text:span text:style-name="T4">applications. </text:span><text:span text:style-name="T7">J’</text:span><text:span text:style-name="T16">ai notamment travaillé</text:span><text:span text:style-name="T17"> </text:span><text:span text:style-name="T16">pour </text:span><text:span text:style-name="T7">la société </text:span><text:span text:style-name="T15">PSA </text:span><text:span text:style-name="T18">(</text:span><text:span text:style-name="T17">20</text:span><text:span text:style-name="T18">16-2017) </text:span><text:span text:style-name="T16">sur </text:span><text:span text:style-name="T7">un projet </text:span><text:span text:style-name="T12">de commandes tactiles</text:span><text:span text:style-name="T7"> pour</text:span><text:span text:style-name="T15"> </text:span><text:span text:style-name="T4">l’automobile</text:span><text:span text:style-name="T15"> </text:span><text:span text:style-name="T38">et</text:span><text:span text:style-name="T16"> </text:span><text:span text:style-name="T38">j</text:span><text:span text:style-name="T16">e développe actuellement</text:span><text:span text:style-name="T7"> un </text:span><text:span text:style-name="T16">produit</text:span><text:span text:style-name="T7"> </text:span><text:span text:style-name="T19">avec retour haptique </text:span><text:span text:style-name="T7">pour </text:span><text:span text:style-name="T18">d</text:span><text:span text:style-name="T7">es personnes atteintes </text:span><text:span text:style-name="T20">de </text:span><text:span text:style-name="T21">trouble du comportement</text:span><text:span text:style-name="T15"> (Worth project)</text:span><text:span text:style-name="T4">. </text:span></text:p>
      <text:p text:style-name="P7"><text:span text:style-name="T32"><text:tab/>Je débute en octobre, une</text:span><text:span text:style-name="T29"> </text:span><text:span text:style-name="T18">thèse</text:span><text:span text:style-name="T29"> </text:span><text:span text:style-name="T30">basée sur la pratique </text:span><text:span text:style-name="T28">à l’université </text:span><text:span text:style-name="T18">de Loughborough (EN). </text:span><text:span text:style-name="T32">Cette thèse </text:span><text:span text:style-name="T52">qui porte sur la question de l’usage musical des interfaces textiles, me donnera</text:span><text:span text:style-name="T32"> accès à de</text:span><text:span text:style-name="T48">s</text:span><text:span text:style-name="T31"> </text:span><text:span text:style-name="T30">ressources </text:span><text:span text:style-name="T48">humaines et matériel </text:span><text:span text:style-name="T50">qui me permettr</text:span><text:span text:style-name="T51">ont</text:span><text:span text:style-name="T47"> </text:span><text:span text:style-name="T50">de </text:span><text:span text:style-name="T47">développer et prototyper la partie textile d</text:span><text:span text:style-name="T48">e mes recherches</text:span><text:span text:style-name="T33">. Être accueilli au sein de l</text:span><text:span text:style-name="T31">a résidence en recherche artistique de l’IRCAM</text:span><text:span text:style-name="T29"> </text:span><text:span text:style-name="T31">me permettrait </text:span><text:span text:style-name="T36">d’appuyer</text:span><text:span text:style-name="T34"> </text:span><text:span text:style-name="T37">ce</text:span><text:span text:style-name="T34"> travail de thèse sur de solides </text:span><text:span text:style-name="T35">connaissances dans le </text:span><text:span text:style-name="T22">domaine sonore </text:span><text:span text:style-name="T47">et</text:span><text:span text:style-name="T37"> </text:span><text:span text:style-name="T36">la captation du </text:span><text:span text:style-name="T35">geste.</text:span><text:span text:style-name="T39"> </text:span><text:span text:style-name="T43">Nous pourrions</text:span><text:span text:style-name="T26"> </text:span><text:span text:style-name="T43">ensemble, </text:span><text:span text:style-name="T26">amplifier l’expérience </text:span><text:span text:style-name="T45">que proposent</text:span><text:span text:style-name="T43"> ces textiles, développer des o</text:span><text:span text:style-name="T40">utils </text:span><text:span text:style-name="T48">numériques</text:span><text:span text:style-name="T40"> </text:span><text:span text:style-name="T48">spécifiques</text:span><text:span text:style-name="T43"> </text:span><text:span text:style-name="T51">pour</text:span><text:span text:style-name="T48"> la</text:span><text:span text:style-name="T40"> </text:span><text:span text:style-name="T27">compos</text:span><text:span text:style-name="T48">ition </text:span><text:span text:style-name="T49">musicale</text:span><text:span text:style-name="T39">, </text:span><text:span text:style-name="T43">réfléchir à la c</text:span><text:span text:style-name="T25">ohéren</text:span><text:span text:style-name="T23">ce</text:span><text:span text:style-name="T25"> </text:span><text:span text:style-name="T40">entre </text:span><text:span text:style-name="T43">type de </text:span><text:span text:style-name="T25">toucher </text:span><text:span text:style-name="T41">et</text:span><text:span text:style-name="T39"> </text:span><text:span text:style-name="T24">modalité de jeux </text:span><text:span text:style-name="T44">et </text:span><text:span text:style-name="T42">d</text:span><text:span text:style-name="T27">évelopper </text:span><text:span text:style-name="T44">des </text:span><text:span text:style-name="T23">contenu</text:span><text:span text:style-name="T44">s</text:span><text:span text:style-name="T23"> musica</text:span><text:span text:style-name="T44">ux</text:span><text:span text:style-name="T23"> </text:span><text:span text:style-name="T44">pour illustrer </text:span><text:span text:style-name="T46">le potentiel</text:span><text:span text:style-name="T44"> </text:span><text:span text:style-name="T46">de</text:span><text:span text:style-name="T44"> ce </text:span><text:span text:style-name="T46">nouveau type</text:span><text:span text:style-name="T44"> </text:span><text:span text:style-name="T49">d’</text:span><text:span text:style-name="T44">interface.</text:span></text:p>
      <text:p text:style-name="P11"/>
      <text:p text:style-name="P5">Maurin Donneau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fo:color="#000000" style:text-position="12% 100%" fo:font-style="normal" officeooo:rsid="027d8f48" style:font-style-asian="normal" style:font-style-complex="normal"/>
    </style:style>
    <style:style style:name="MT2" style:family="text">
      <style:text-properties fo:font-style="normal" officeooo:rsid="00cdfafe" style:font-style-asian="normal" style:font-style-complex="normal"/>
    </style:style>
    <style:style style:name="MT3" style:family="text">
      <style:text-properties fo:font-style="normal" fo:font-weight="normal" officeooo:rsid="01e9ea50" style:font-style-asian="normal" style:font-weight-asian="normal" style:font-style-complex="normal" style:font-weight-complex="normal"/>
    </style:style>
    <style:style style:name="MT4" style:family="text">
      <style:text-properties fo:font-style="normal" officeooo:rsid="01935357" style:font-style-asian="normal" style:font-style-complex="normal"/>
    </style:style>
    <style:style style:name="MT5" style:family="text">
      <style:text-properties fo:font-style="normal" fo:font-weight="normal" officeooo:rsid="01935357" style:font-style-asian="normal" style:font-weight-asian="normal" style:font-style-complex="normal" style:font-weight-complex="normal"/>
    </style:style>
    <style:style style:name="MT6" style:family="text">
      <style:text-properties fo:font-style="normal" fo:font-weight="normal" officeooo:rsid="01e93e50" style:font-style-asian="normal" style:font-weight-asian="normal" style:font-style-complex="normal" style:font-weight-complex="normal"/>
    </style:style>
    <style:style style:name="MT7" style:family="text">
      <style:text-properties fo:font-style="normal" fo:font-weight="normal" officeooo:rsid="02304bc7" style:font-style-asian="normal" style:font-weight-asian="normal" style:font-style-complex="normal" style:font-weight-complex="normal"/>
    </style:style>
    <style:style style:name="MT8"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artitions interactives audio-textiles</text:span><text:span text:style-name="MT2"> </text:span><text:span text:style-name="MT3">-</text:span><text:span text:style-name="MT4"> </text:span><text:span text:style-name="MT5">Résidence en recherche artistique </text:span><text:span text:style-name="MT3">-</text:span><text:span text:style-name="MT5"> </text:span><text:span text:style-name="MT6">IRCAM, </text:span><text:span text:style-name="MT7">c</text:span><text:span text:style-name="MT5">andidature</text:span><text:span text:style-name="MT8">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5:42:42.055615561</dc:date>
    <meta:editing-duration>P15DT12H13M37S</meta:editing-duration>
    <meta:editing-cycles>656</meta:editing-cycles>
    <meta:generator>LibreOffice/6.1.5.2$Linux_X86_64 LibreOffice_project/10$Build-2</meta:generator>
    <meta:print-date>2019-11-25T12:45:35.327578918</meta:print-date>
    <meta:document-statistic meta:table-count="0" meta:image-count="0" meta:object-count="0" meta:page-count="3" meta:paragraph-count="8" meta:word-count="577" meta:character-count="4021" meta:non-whitespace-character-count="3448"/>
  </office:meta>
</office:document-meta>
</file>